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dcfd7" officeooo:paragraph-rsid="000dcfd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dcfd7" officeooo:paragraph-rsid="000dcfd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cfd7" officeooo:paragraph-rsid="000dcf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6da1" officeooo:paragraph-rsid="0012b6e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6da1" officeooo:paragraph-rsid="0013071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30714" officeooo:paragraph-rsid="0013071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72e" style:font-weight-asian="bold" style:font-weight-complex="bold"/>
    </style:style>
    <style:style style:name="T3" style:family="text">
      <style:text-properties officeooo:rsid="0012872e"/>
    </style:style>
    <style:style style:name="T4" style:family="text">
      <style:text-properties officeooo:rsid="0012b6eb"/>
    </style:style>
    <style:style style:name="T5" style:family="text">
      <style:text-properties officeooo:rsid="00130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individuel</text:p>
      <text:p text:style-name="P1"/>
      <text:p text:style-name="P3">Prénom : <text:span text:style-name="T1">Roland</text:span></text:p>
      <text:p text:style-name="P3">Nom : <text:span text:style-name="T1">Rakotomalala</text:span></text:p>
      <text:p text:style-name="P4">Rôle <text:span text:style-name="T3">(4</text:span><text:span text:style-name="T4">e</text:span><text:span text:style-name="T3"> semaine) </text:span>: <text:span text:style-name="T2">Développeur front-end</text:span></text:p>
      <text:p text:style-name="P4"/>
      <text:p text:style-name="P5"><text:s/><text:tab/><text:span text:style-name="T5">Pour cette quatrième semaine, nous nous sommes basés sur le retour que nous a parvenu M. Dalaigre par mail, à savoir les changements et améliorations possibles noté lors de la soutenance. </text:span></text:p>
      <text:p text:style-name="P5"/>
      <text:p text:style-name="P5"><text:span text:style-name="T5">Parmis les améliorations apportés, j’ai été chargé lors de cette semaine de mettre en place un système de vérification par mail, </text:span></text:p>
      <text:p text:style-name="P5"/>
      <text:p text:style-name="P6">Explication d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48:58.162454428</meta:creation-date>
    <meta:generator>LibreOffice/7.3.7.2$Linux_X86_64 LibreOffice_project/30$Build-2</meta:generator>
    <dc:date>2024-02-20T15:00:48.749912852</dc:date>
    <meta:editing-duration>PT11M49S</meta:editing-duration>
    <meta:editing-cycles>6</meta:editing-cycles>
    <meta:document-statistic meta:table-count="0" meta:image-count="0" meta:object-count="0" meta:page-count="1" meta:paragraph-count="7" meta:word-count="68" meta:character-count="426" meta:non-whitespace-character-count="360"/>
  </office:meta>
</office:document-meta>
</file>